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1.05cm" fo:min-width="5.3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0.676cm" fo:min-width="1.724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4.8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.05cm" fo:min-width="5.5cm" draw:shadow="hidden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1.05cm" fo:min-width="3.6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05cm" fo:min-width="3.5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1.05cm" fo:min-width="5.5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175cm" fo:min-width="1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466cm" fo:min-width="2.8cm"/>
    </style:style>
    <style:style style:name="gr13" style:family="graphic" style:parent-style-name="standard">
      <style:graphic-properties draw:fill-color="#579d1c" draw:textarea-horizontal-align="justify" draw:textarea-vertical-align="middle" draw:auto-grow-height="false" fo:min-height="0.947cm" fo:min-width="1.472cm" fo:wrap-option="no-wrap"/>
    </style:style>
    <style:style style:name="gr14" style:family="graphic" style:parent-style-name="standard">
      <style:graphic-properties draw:fill-color="#579d1c" draw:textarea-horizontal-align="justify" draw:textarea-vertical-align="middle" draw:auto-grow-height="false" fo:min-height="1.094cm" fo:min-width="1.904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-color="#e6e6ff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ffffcc"/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579d1c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cm" svg:height="1.3cm" svg:x="2.9cm" svg:y="4.3cm">
          <text:p text:style-name="P1">GRPC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4cm" svg:height="1cm" svg:x="4.6cm" svg:y="1.9cm">
          <text:p text:style-name="P1">CMD</text:p>
          <draw:enhanced-geometry svg:viewBox="0 0 21600 21600" draw:text-areas="800 800 20800 20800" draw:type="round-rectangular-callout" draw:modifiers="-3238.65056226572 -19291.1088911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xml:id="id2" draw:id="id2" draw:layer="layout" svg:width="6cm" svg:height="1.3cm" svg:x="2.8cm" svg:y="7cm">
          <text:p text:style-name="P1">CMD Handling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3cm" svg:height="1.3cm" svg:x="3.1cm" svg:y="13.8cm">
          <text:p text:style-name="P4"><text:span text:style-name="T1">Aggregate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6cm" svg:height="1.3cm" svg:x="6.1cm" svg:y="10.1cm">
          <text:p text:style-name="P4"><text:span text:style-name="T1">Aggreg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6cm" svg:height="1.3cm" svg:x="13cm" svg:y="13.8cm">
          <text:p text:style-name="P4"><text:span text:style-name="T1">Event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1cm" svg:height="1.3cm" svg:x="10cm" svg:y="17.9cm">
          <text:p text:style-name="P4"><text:span text:style-name="T1">Event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4cm" svg:height="1.3cm" svg:x="10.1cm" svg:y="18cm">
          <text:p text:style-name="P4"><text:span text:style-name="T1">Event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4cm" svg:height="1.3cm" svg:x="10.2cm" svg:y="18.1cm">
          <text:p text:style-name="P4"><text:span text:style-name="T1">Listener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9" draw:id="id9" draw:layer="layout" svg:width="6cm" svg:height="1.3cm" svg:x="3.8cm" svg:y="17.3cm">
          <text:p text:style-name="P4"><text:span text:style-name="T1">Projection Listene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1" draw:id="id11" draw:layer="layout" svg:width="1.8cm" svg:height="2.7cm" svg:x="5.9cm" svg:y="20.4cm">
          <text:p text:style-name="P1">Rea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7" xml:id="id10" draw:id="id10" draw:layer="layout" svg:width="1.8cm" svg:height="2.7cm" svg:x="16.5cm" svg:y="17.4cm">
          <text:p text:style-name="P1">Writ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8" draw:layer="layout" svg:x1="5.8cm" svg:y1="5.6cm" svg:x2="5.8cm" svg:y2="7cm" draw:start-shape="id1" draw:start-glue-point="2" draw:end-shape="id2" draw:end-glue-point="0" svg:d="M5800 5600v1400" svg:viewBox="0 0 1 1401">
          <text:p/>
        </draw:connector>
        <draw:connector draw:style-name="gr10" draw:text-style-name="P8" draw:layer="layout" svg:x1="5.8cm" svg:y1="2.9cm" svg:x2="5.8cm" svg:y2="4.3cm" draw:start-shape="id3" draw:start-glue-point="2" draw:end-shape="id1" svg:d="M5800 2900v1400" svg:viewBox="0 0 1 1401">
          <text:p/>
        </draw:connector>
        <draw:connector draw:style-name="gr11" draw:text-style-name="P8" draw:layer="layout" draw:type="line" svg:x1="5.8cm" svg:y1="8.3cm" svg:x2="5.75cm" svg:y2="13.8cm" draw:start-shape="id2" draw:start-glue-point="2" draw:end-shape="id4" svg:d="M5800 8300l-50 5500" svg:viewBox="0 0 51 5501">
          <text:p/>
        </draw:connector>
        <draw:connector draw:style-name="gr10" draw:text-style-name="P8" draw:layer="layout" draw:type="curve" svg:x1="3.1cm" svg:y1="14.45cm" svg:x2="6.1cm" svg:y2="10.75cm" draw:start-shape="id4" draw:start-glue-point="3" draw:end-shape="id5" draw:end-glue-point="3" svg:d="M3100 14450c-751 0-2251-3700 3000-3700" svg:viewBox="0 0 3789 3701">
          <text:p/>
        </draw:connector>
        <draw:custom-shape draw:style-name="gr12" draw:text-style-name="P10" draw:layer="layout" svg:width="3.3cm" svg:height="0.716cm" svg:x="2cm" svg:y="11.5cm">
          <text:p text:style-name="P9"><text:span text:style-name="T2">2. apply ev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3.3cm" svg:height="0.716cm" svg:x="2cm" svg:y="12.484cm">
          <text:p text:style-name="P9"><text:span text:style-name="T2">0. lock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curve" svg:x1="8.8cm" svg:y1="7.65cm" svg:x2="9.1cm" svg:y2="10.1cm" draw:start-shape="id2" draw:start-glue-point="1" draw:end-shape="id5" draw:end-glue-point="0" svg:d="M8800 7650c751 0 626 775 513 1050s-213 50-213 1400" svg:viewBox="0 0 599 2451">
          <text:p/>
        </draw:connector>
        <draw:custom-shape draw:style-name="gr12" draw:text-style-name="P10" draw:layer="layout" svg:width="3.3cm" svg:height="0.716cm" svg:x="9.6cm" svg:y="8.5cm">
          <text:p text:style-name="P9"><text:span text:style-name="T2">3. 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12.1cm" svg:y1="10.75cm" svg:x2="16cm" svg:y2="13.8cm" draw:start-shape="id5" draw:start-glue-point="1" draw:end-shape="id6" draw:end-glue-point="0" svg:d="M12100 10750c2600 0 3900 1016 3900 3050" svg:viewBox="0 0 3901 3051">
          <text:p/>
        </draw:connector>
        <draw:custom-shape draw:style-name="gr12" draw:text-style-name="P10" draw:layer="layout" svg:width="3.3cm" svg:height="0.716cm" svg:x="14.5cm" svg:y="11.284cm">
          <text:p text:style-name="P9"><text:span text:style-name="T2">4. send ev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16cm" svg:y1="15.1cm" svg:x2="12.2cm" svg:y2="18.1cm" draw:start-shape="id6" draw:start-glue-point="2" draw:end-shape="id7" svg:d="M16000 15100c0 2250-3800 750-3800 3000" svg:viewBox="0 0 3801 3001">
          <text:p/>
        </draw:connector>
        <draw:connector draw:style-name="gr10" draw:text-style-name="P8" draw:layer="layout" draw:type="curve" svg:x1="16cm" svg:y1="15.1cm" svg:x2="12.1cm" svg:y2="18cm" draw:start-shape="id6" draw:start-glue-point="2" draw:end-shape="id8" draw:end-glue-point="0" svg:d="M16000 15100c0 2175-3900 725-3900 2900" svg:viewBox="0 0 3901 2901">
          <text:p/>
        </draw:connector>
        <draw:connector draw:style-name="gr10" draw:text-style-name="P8" draw:layer="layout" draw:type="curve" svg:x1="16cm" svg:y1="15.1cm" svg:x2="6.8cm" svg:y2="17.3cm" draw:start-shape="id6" draw:start-glue-point="2" draw:end-shape="id9" svg:d="M16000 15100c0 1650-9200 550-9200 2200" svg:viewBox="0 0 9201 2201">
          <text:p/>
        </draw:connector>
        <draw:custom-shape draw:style-name="gr12" draw:text-style-name="P10" draw:layer="layout" svg:width="3.3cm" svg:height="0.716cm" svg:x="11.8cm" svg:y="16.084cm">
          <text:p text:style-name="P9"><text:span text:style-name="T2">6. notify ev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16cm" svg:y1="15.1cm" svg:x2="17.4cm" svg:y2="17.4cm" draw:start-shape="id6" draw:start-glue-point="2" draw:end-shape="id10" draw:end-glue-point="5" svg:d="M16000 15100c0 1725 1400 575 1400 2300" svg:viewBox="0 0 1401 2301">
          <text:p/>
        </draw:connector>
        <draw:connector draw:style-name="gr10" draw:text-style-name="P8" draw:layer="layout" svg:x1="6.8cm" svg:y1="18.6cm" svg:x2="6.8cm" svg:y2="20.4cm" draw:start-shape="id9" draw:start-glue-point="2" draw:end-shape="id11" draw:end-glue-point="0" svg:d="M6800 18600v1800" svg:viewBox="0 0 1 1801">
          <text:p/>
        </draw:connector>
        <draw:custom-shape draw:style-name="gr12" draw:text-style-name="P10" draw:layer="layout" svg:width="3.3cm" svg:height="0.716cm" svg:x="16.4cm" svg:y="15.884cm">
          <text:p text:style-name="P9"><text:span text:style-name="T2">5. save ev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svg:x1="13cm" svg:y1="14.45cm" svg:x2="8.4cm" svg:y2="14.45cm" draw:start-shape="id6" draw:start-glue-point="3" draw:end-shape="id4" svg:d="M13000 14450h-4600" svg:viewBox="0 0 4601 1">
          <text:p/>
        </draw:connector>
        <draw:custom-shape draw:style-name="gr12" draw:text-style-name="P10" draw:layer="layout" svg:width="3.3cm" svg:height="0.716cm" svg:x="9.3cm" svg:y="13.9cm">
          <text:p text:style-name="P9"><text:span text:style-name="T2">1. replay ev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8cm" svg:height="1.3cm" svg:x="3.9cm" svg:y="25cm">
          <text:p text:style-name="P1">GRPC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6.8cm" svg:y1="23.1cm" svg:x2="6.8cm" svg:y2="25cm" draw:start-shape="id11" draw:start-glue-point="7" draw:end-shape="id12" draw:end-glue-point="0" svg:d="M6800 23100v1900" svg:viewBox="0 0 1 1901">
          <text:p/>
        </draw:connector>
        <draw:custom-shape draw:style-name="gr13" draw:text-style-name="P11" xml:id="id13" draw:id="id13" draw:layer="layout" svg:width="2.8cm" svg:height="1.7cm" svg:x="14.3cm" svg:y="24.8cm">
          <text:p text:style-name="P1">Query?</text:p>
          <draw:enhanced-geometry svg:viewBox="0 0 21600 21600" draw:glue-points="10800 0 3160 3160 0 10800 3160 18440 10800 21600 18440 18440 21600 10800 18440 3160 ?f14 ?f15" draw:text-areas="3200 3200 18400 18400" draw:type="round-callout" draw:modifiers="26782.149232417 22641.26984126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0" draw:text-style-name="P8" draw:layer="layout" svg:x1="14.3cm" svg:y1="25.65cm" svg:x2="9.7cm" svg:y2="25.65cm" draw:start-shape="id13" draw:start-glue-point="6" draw:end-shape="id12" svg:d="M14300 25650h-4600" svg:viewBox="0 0 4601 1">
          <text:p/>
        </draw:connector>
        <draw:custom-shape draw:style-name="gr14" draw:text-style-name="P11" xml:id="id14" draw:id="id14" draw:layer="layout" svg:width="3.4cm" svg:height="1.9cm" svg:x="14.2cm" svg:y="26.7cm">
          <text:p text:style-name="P1">Respon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svg:x1="6.8cm" svg:y1="26.3cm" svg:x2="14.2cm" svg:y2="27.65cm" draw:start-shape="id12" draw:start-glue-point="2" draw:end-shape="id14" svg:d="M6800 26300v1350h7400" svg:viewBox="0 0 7401 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Sanchez</meta:initial-creator>
    <meta:creation-date>2015-04-12T23:07:18.676481078</meta:creation-date>
    <dc:date>2015-04-12T23:34:11.535940318</dc:date>
    <dc:creator>Carlos Sanchez</dc:creator>
    <meta:editing-duration>PT11M11S</meta:editing-duration>
    <meta:editing-cycles>1</meta:editing-cycles>
    <meta:document-statistic meta:object-count="37"/>
    <meta:generator>LibreOffice/4.4.2.2$Linux_X86_64 LibreOffice_project/40$Build-2</meta:generator>
  </office:meta>
</office:document-meta>
</file>